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135f31"/>
    </style:style>
    <style:style style:name="P2" style:family="paragraph" style:parent-style-name="Text_20_body">
      <style:text-properties officeooo:rsid="00136090" officeooo:paragraph-rsid="00136090"/>
    </style:style>
    <style:style style:name="P3" style:family="paragraph" style:parent-style-name="Text_20_body">
      <style:text-properties officeooo:rsid="00136090" officeooo:paragraph-rsid="0014af6d"/>
    </style:style>
    <style:style style:name="P4" style:family="paragraph" style:parent-style-name="Text_20_body">
      <style:text-properties officeooo:rsid="00136090" officeooo:paragraph-rsid="0015bd3c"/>
    </style:style>
    <style:style style:name="P5" style:family="paragraph" style:parent-style-name="Text_20_body">
      <style:text-properties officeooo:paragraph-rsid="00136090"/>
    </style:style>
    <style:style style:name="P6" style:family="paragraph" style:parent-style-name="Text_20_body">
      <style:text-properties officeooo:rsid="0014af6d"/>
    </style:style>
    <style:style style:name="P7" style:family="paragraph" style:parent-style-name="Text_20_body">
      <style:text-properties officeooo:rsid="0014af6d" officeooo:paragraph-rsid="0014af6d"/>
    </style:style>
    <style:style style:name="P8" style:family="paragraph" style:parent-style-name="Text_20_body">
      <style:text-properties officeooo:rsid="0015bd3c" officeooo:paragraph-rsid="0015bd3c"/>
    </style:style>
    <style:style style:name="P9" style:family="paragraph" style:parent-style-name="Text_20_body">
      <style:text-properties officeooo:rsid="0015bd3c" officeooo:paragraph-rsid="00136090"/>
    </style:style>
    <style:style style:name="P10" style:family="paragraph" style:parent-style-name="Text_20_body">
      <style:text-properties officeooo:rsid="00179351" officeooo:paragraph-rsid="00179351"/>
    </style:style>
    <style:style style:name="P11" style:family="paragraph" style:parent-style-name="Text_20_body">
      <style:text-properties officeooo:paragraph-rsid="00179351"/>
    </style:style>
    <style:style style:name="P12" style:family="paragraph" style:parent-style-name="Text_20_body">
      <style:text-properties officeooo:rsid="001836c0" officeooo:paragraph-rsid="001836c0"/>
    </style:style>
    <style:style style:name="P13" style:family="paragraph" style:parent-style-name="Text_20_body">
      <style:text-properties officeooo:rsid="001836c0" officeooo:paragraph-rsid="001a2dfb"/>
    </style:style>
    <style:style style:name="P14" style:family="paragraph" style:parent-style-name="Text_20_body">
      <style:text-properties officeooo:rsid="001a2dfb" officeooo:paragraph-rsid="001a2dfb"/>
    </style:style>
    <style:style style:name="P15" style:family="paragraph" style:parent-style-name="Text_20_body">
      <style:text-properties officeooo:rsid="001bc4d3" officeooo:paragraph-rsid="001bc4d3"/>
    </style:style>
    <style:style style:name="P16" style:family="paragraph" style:parent-style-name="Text_20_body">
      <style:text-properties officeooo:rsid="001e1f93" officeooo:paragraph-rsid="001e1f93"/>
    </style:style>
    <style:style style:name="P17" style:family="paragraph" style:parent-style-name="Text_20_body">
      <style:text-properties officeooo:rsid="0020f341" officeooo:paragraph-rsid="0020f341"/>
    </style:style>
    <style:style style:name="P18" style:family="paragraph" style:parent-style-name="Text_20_body">
      <style:text-properties officeooo:rsid="00215b7a" officeooo:paragraph-rsid="00215b7a"/>
    </style:style>
    <style:style style:name="P19" style:family="paragraph" style:parent-style-name="Text_20_body">
      <style:text-properties fo:font-style="normal" officeooo:rsid="00215b7a" officeooo:paragraph-rsid="00215b7a" style:font-style-asian="normal" style:font-style-complex="normal"/>
    </style:style>
    <style:style style:name="P20" style:family="paragraph" style:parent-style-name="Text_20_body">
      <style:text-properties fo:font-style="normal" officeooo:rsid="001836c0" officeooo:paragraph-rsid="001836c0" style:font-style-asian="normal" style:font-style-complex="normal"/>
    </style:style>
    <style:style style:name="P21" style:family="paragraph" style:parent-style-name="Text_20_body">
      <style:text-properties fo:font-style="normal" officeooo:rsid="001c32d3" officeooo:paragraph-rsid="001c32d3" style:font-style-asian="normal" style:font-style-complex="normal"/>
    </style:style>
    <style:style style:name="P22" style:family="paragraph" style:parent-style-name="Text_20_body">
      <style:text-properties fo:font-style="normal" officeooo:rsid="001e1f93" officeooo:paragraph-rsid="001e1f93" style:font-style-asian="normal" style:font-style-complex="normal"/>
    </style:style>
    <style:style style:name="P23" style:family="paragraph" style:parent-style-name="Text_20_body">
      <style:text-properties officeooo:rsid="00249cc5" officeooo:paragraph-rsid="00249cc5"/>
    </style:style>
    <style:style style:name="P24" style:family="paragraph" style:parent-style-name="Text_20_body">
      <style:text-properties officeooo:rsid="00249cc5" officeooo:paragraph-rsid="00262b1d"/>
    </style:style>
    <style:style style:name="P25" style:family="paragraph" style:parent-style-name="Text_20_body">
      <style:text-properties officeooo:paragraph-rsid="00249cc5"/>
    </style:style>
    <style:style style:name="P26" style:family="paragraph" style:parent-style-name="Text_20_body">
      <style:text-properties officeooo:rsid="00262b1d" officeooo:paragraph-rsid="00262b1d"/>
    </style:style>
    <style:style style:name="P27" style:family="paragraph" style:parent-style-name="Text_20_body">
      <style:text-properties officeooo:rsid="00262b1d" officeooo:paragraph-rsid="002800b2"/>
    </style:style>
    <style:style style:name="P28" style:family="paragraph" style:parent-style-name="Text_20_body">
      <style:text-properties officeooo:rsid="002800b2" officeooo:paragraph-rsid="002800b2"/>
    </style:style>
    <style:style style:name="P29" style:family="paragraph" style:parent-style-name="Text_20_body">
      <style:text-properties fo:font-style="normal" officeooo:rsid="002800b2" officeooo:paragraph-rsid="002800b2" style:font-style-asian="normal" style:font-style-complex="normal"/>
    </style:style>
    <style:style style:name="P30" style:family="paragraph" style:parent-style-name="Text_20_body">
      <style:text-properties fo:font-style="normal" officeooo:rsid="002800b2" officeooo:paragraph-rsid="00262b1d" style:font-style-asian="normal" style:font-style-complex="normal"/>
    </style:style>
    <style:style style:name="P31" style:family="paragraph" style:parent-style-name="Text_20_body">
      <style:text-properties fo:font-style="normal" officeooo:rsid="0028c207" officeooo:paragraph-rsid="0028c207" style:font-style-asian="normal" style:font-style-complex="normal"/>
    </style:style>
    <style:style style:name="P32" style:family="paragraph" style:parent-style-name="Text_20_body">
      <style:text-properties fo:font-style="normal" officeooo:rsid="00262b1d" officeooo:paragraph-rsid="00262b1d" style:font-style-asian="normal" style:font-style-complex="normal"/>
    </style:style>
    <style:style style:name="T1" style:family="text">
      <style:text-properties officeooo:rsid="00135f31"/>
    </style:style>
    <style:style style:name="T2" style:family="text">
      <style:text-properties officeooo:rsid="00136090"/>
    </style:style>
    <style:style style:name="T3" style:family="text">
      <style:text-properties officeooo:rsid="0014af6d"/>
    </style:style>
    <style:style style:name="T4" style:family="text">
      <style:text-properties fo:font-style="italic" style:font-style-asian="italic" style:font-style-complex="italic"/>
    </style:style>
    <style:style style:name="T5" style:family="text">
      <style:text-properties fo:font-style="italic" officeooo:rsid="0014af6d" style:font-style-asian="italic" style:font-style-complex="italic"/>
    </style:style>
    <style:style style:name="T6" style:family="text">
      <style:text-properties fo:font-style="italic" officeooo:rsid="001836c0" style:font-style-asian="italic" style:font-style-complex="italic"/>
    </style:style>
    <style:style style:name="T7" style:family="text">
      <style:text-properties fo:font-style="italic" officeooo:rsid="001a2dfb" style:font-style-asian="italic" style:font-style-complex="italic"/>
    </style:style>
    <style:style style:name="T8" style:family="text">
      <style:text-properties fo:font-style="italic" officeooo:rsid="00249cc5"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4af6d" style:font-style-asian="normal" style:font-style-complex="normal"/>
    </style:style>
    <style:style style:name="T11" style:family="text">
      <style:text-properties fo:font-style="normal" officeooo:rsid="001836c0" style:font-style-asian="normal" style:font-style-complex="normal"/>
    </style:style>
    <style:style style:name="T12" style:family="text">
      <style:text-properties fo:font-style="normal" officeooo:rsid="001a2dfb" style:font-style-asian="normal" style:font-style-complex="normal"/>
    </style:style>
    <style:style style:name="T13" style:family="text">
      <style:text-properties fo:font-style="normal" officeooo:rsid="001fa193" style:font-style-asian="normal" style:font-style-complex="normal"/>
    </style:style>
    <style:style style:name="T14" style:family="text">
      <style:text-properties fo:font-style="normal" officeooo:rsid="00215b7a" style:font-style-asian="normal" style:font-style-complex="normal"/>
    </style:style>
    <style:style style:name="T15" style:family="text">
      <style:text-properties fo:font-style="normal" officeooo:rsid="00262b1d" style:font-style-asian="normal" style:font-style-complex="normal"/>
    </style:style>
    <style:style style:name="T16" style:family="text">
      <style:text-properties fo:font-style="normal" officeooo:rsid="002800b2" style:font-style-asian="normal" style:font-style-complex="normal"/>
    </style:style>
    <style:style style:name="T17" style:family="text">
      <style:text-properties fo:font-style="normal" officeooo:rsid="0028c207" style:font-style-asian="normal" style:font-style-complex="normal"/>
    </style:style>
    <style:style style:name="T18" style:family="text">
      <style:text-properties officeooo:rsid="0015bd3c"/>
    </style:style>
    <style:style style:name="T19" style:family="text">
      <style:text-properties officeooo:rsid="00179351"/>
    </style:style>
    <style:style style:name="T20" style:family="text">
      <style:text-properties officeooo:rsid="001836c0"/>
    </style:style>
    <style:style style:name="T21" style:family="text">
      <style:text-properties officeooo:rsid="001a2dfb"/>
    </style:style>
    <style:style style:name="T22" style:family="text">
      <style:text-properties officeooo:rsid="001bc4d3"/>
    </style:style>
    <style:style style:name="T23" style:family="text">
      <style:text-properties officeooo:rsid="00249cc5"/>
    </style:style>
    <style:style style:name="T24" style:family="text">
      <style:text-properties officeooo:rsid="0028c2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hier des char<text:span text:style-name="T1">ges </text:span></text:h>
      <text:p text:style-name="P1"><text:span text:style-name="T19">Notre logiciel est un </text:span>éditeur de formes géométriques <text:span text:style-name="T19">en ligne de commande (sans</text:span> interface graphique<text:span text:style-name="T19">)</text:span>. L'éditeur permet l<text:span text:style-name="T1">a </text:span>gestion de<text:span text:style-name="T19">s</text:span> formes géométriques suivantes <text:span text:style-name="T19">dans un plan possédant un repère cartésien XY</text:span> :</text:p>
      <text:p text:style-name="Text_20_body">Segment <text:span text:style-name="T2">de droite ;</text:span></text:p>
      <text:p text:style-name="Text_20_body">Rectangle <text:span text:style-name="T2">au côtés parallèles aux axes du graphique ;</text:span></text:p>
      <text:p text:style-name="Text_20_body">Polygone convexe ;</text:p>
      <text:p text:style-name="P10">Réunion et intersection des formes précédentes et d'autres intersections et réunions</text:p>
      <text:p text:style-name="P2">Toutes les formes sont considérées comme « fermées » c'est à dire que les points situés sur les bords de la formes font partie de la forme. Les objets peuvent être vides de tout point (les réunions et intersections notamment).</text:p>
      <text:p text:style-name="P11">Il permet a<text:span text:style-name="T2">insi</text:span> d'<text:span text:style-name="T1">effectuer</text:span> :</text:p>
      <text:p text:style-name="Text_20_body"><text:tab/>L'ajout d'un<text:span text:style-name="T3">e</text:span> nouvel<text:span text:style-name="T3">le forme </text:span>(avec l'une de formes présentées précédemment) :</text:p>
      <text:p text:style-name="P6">Commande :</text:p>
      <text:p text:style-name="P7"><text:tab/>COMMANDE Name PARAM</text:p>
      <text:p text:style-name="P3"><text:span text:style-name="T3">R</text:span>éponse :</text:p>
      <text:p text:style-name="P3"><text:tab/>[OK|ERR<text:span text:style-name="T3">]</text:span></text:p>
      <text:p text:style-name="P4">Ajoute un<text:span text:style-name="T3">e forme de type </text:span><text:span text:style-name="T5">COMMANDE</text:span><text:span text:style-name="T3"> (voir ci-dessous) à partir des paramètres </text:span><text:span text:style-name="T5">PARAM</text:span><text:span text:style-name="T3"> (voir ci-dessous) et de nom </text:span><text:span text:style-name="T5">Name</text:span><text:span text:style-name="T10"> , qui est un mot composé de chiffres et de lettres majuscules ou minuscules uniquement. Les paramètres de type nombre sont toujours des entiers dans la limite de int du C++, sauf indication contraire. La réponse est </text:span><text:span text:style-name="T5">OK</text:span><text:span text:style-name="T10"> si la commande s'est bien exécutée, </text:span><text:span text:style-name="T5">ERR</text:span><text:span text:style-name="T10"> sinon. La réponse peut s'accompagner d'un commentaire : une ligne commençant par le caractère # indiquant dans le cas d'une erreur le type d'erreur (</text:span><text:span text:style-name="T5">unkown command</text:span><text:span text:style-name="T10"> </text:span><text:span text:style-name="T11">(lorsque </text:span><text:span text:style-name="T6">COMMANDE</text:span><text:span text:style-name="T11"> n'est pas une commande du logiciel)</text:span><text:span text:style-name="T10">, </text:span><text:span text:style-name="T5">name already used</text:span><text:span text:style-name="T10"> </text:span><text:span text:style-name="T11">(lorsque le nom donné à l'objet à créé est déjà utilisé pour un autre objet)</text:span><text:span text:style-name="T10">, </text:span><text:span text:style-name="T5">invalid parameters</text:span><text:span text:style-name="T10"> </text:span><text:span text:style-name="T11">(lorsque </text:span><text:span text:style-name="T12">les paramètres</text:span><text:span text:style-name="T11"> </text:span><text:span text:style-name="T7">PARAM </text:span><text:span text:style-name="T12">est invalide</text:span><text:span text:style-name="T10">)</text:span><text:span text:style-name="T12">)</text:span></text:p>
      <text:p text:style-name="P2"><text:tab/><text:tab/>Ajouter un segment :</text:p>
      <text:p text:style-name="P2">Commande : </text:p>
      <text:p text:style-name="P2"><text:span text:style-name="T3"><text:tab/>S </text:span>Name X1 Y1 X2 Y2</text:p>
      <text:p text:style-name="P2">Ajoute un segment entre les points de coordonnées (X1, Y1), (X2, Y2), X1, Y1, X2, Y2 étant des nombres.</text:p>
      <text:p text:style-name="P5"><text:tab/><text:tab/><text:span text:style-name="T18">Ajouter un rectangle :</text:span></text:p>
      <text:p text:style-name="P9">Commande :</text:p>
      <text:p text:style-name="P8"><text:tab/>R Name X1 Y1 X2 Y2</text:p>
      <text:p text:style-name="P8"><text:soft-page-break/>Ajoute une rectangle dont le segment d'extrémités de coordonnées (X1, Y1) et (X2, Y2) est une diagonale.</text:p>
      <text:p text:style-name="P8"><text:tab/><text:tab/>Ajouter un polygone convexe <text:span text:style-name="T20">à n côtés</text:span> :</text:p>
      <text:p text:style-name="P10">Comamnde :</text:p>
      <text:p text:style-name="P10"><text:tab/>PC Name X1 Y1 X2 Y2 … Xn Yn</text:p>
      <text:p text:style-name="P10">Ajoute un polygone de cotés de coordonnées (X1, Y1), (X2, Y2) … (Xn, Yn), avec n ≥ 3 uniquement si ce dernier est convexe, sinon une erreur sera générée avec le commentaire <text:span text:style-name="T4">non convex polygo</text:span><text:span text:style-name="T6">n</text:span></text:p>
      <text:p text:style-name="Text_20_body"><text:tab/><text:tab/><text:span text:style-name="T20">Ajouter une réunion de N objets :</text:span></text:p>
      <text:p text:style-name="Text_20_body">C<text:span text:style-name="T20">ommande :</text:span></text:p>
      <text:p text:style-name="P12"><text:tab/>OR Name Name1 Name2 … NameN</text:p>
      <text:p text:style-name="P12">Construit un objet <text:span text:style-name="T4">Name </text:span><text:span text:style-name="T9">comme </text:span>la réunion des N objets <text:span text:style-name="T4">Name1, Name2, … NameN</text:span><text:span text:style-name="T9">. N ≥ 0 (si N = 0 alors on crée un objet vide). Si le nom de l'un des N objets ne correspond pas à un objet déjà existant, </text:span><text:span text:style-name="T12">une erreur de paramètres invalides est renvoyée.</text:span></text:p>
      <text:p text:style-name="P20"><text:tab/><text:tab/>Ajouter une intersection de N objets :</text:p>
      <text:p text:style-name="P20">Commande :</text:p>
      <text:p text:style-name="P20"><text:tab/>OI Name Name1 Name2 … NameN :</text:p>
      <text:p text:style-name="P13"><text:span text:style-name="T9">Construit un objet </text:span><text:span text:style-name="T4">Name</text:span><text:span text:style-name="T9"> comme l'intersection des N objet</text:span><text:span text:style-name="T12">s </text:span><text:span text:style-name="T4">Name1, Name2, … NameN</text:span><text:span text:style-name="T9">. N ≥ 0 (si N = 0 alors on crée un objet vide). </text:span><text:span text:style-name="T12">Les erreurs possibles sont les mêmes que pour la réunion.</text:span></text:p>
      <text:p text:style-name="Text_20_body"><text:tab/>La suppression d'un objet :</text:p>
      <text:p text:style-name="P14">Commande :</text:p>
      <text:p text:style-name="P14"><text:tab/>DELETE Name1 Name2 … NameN</text:p>
      <text:p text:style-name="P14">Réponse : idem Ajout de forme</text:p>
      <text:p text:style-name="P14">Supprime les N objets <text:span text:style-name="T4">Name1, Name2 … NameN</text:span>. Si un nom ne correspond pas à un objet existant, aucun objet n'est supprimé et une erreur de paramètres invalides est renvoyée.</text:p>
      <text:p text:style-name="Text_20_body"><text:tab/>Le déplacement d'un objet :</text:p>
      <text:p text:style-name="P14">Commande :</text:p>
      <text:p text:style-name="Text_20_body"><text:tab/><text:span text:style-name="T21">MOVE Name dX dY</text:span></text:p>
      <text:p text:style-name="P15">Réponse : idem Ajout de forme</text:p>
      <text:p text:style-name="P14">Déplace l'objet <text:span text:style-name="T4">Name</text:span><text:span text:style-name="T9"> d'une distance </text:span><text:span text:style-name="T4">dX </text:span><text:span text:style-name="T9">(nombre) sur l'axe des X et </text:span><text:span text:style-name="T4">dY</text:span><text:span text:style-name="T9"> (nombre) sur l'axe des Y</text:span></text:p>
      <text:p text:style-name="Text_20_body"><text:tab/><text:span text:style-name="T22">La vérification d’appartenance d'un </text:span>point à l'intérieur d'un objet :</text:p>
      <text:p text:style-name="P15">Commande :</text:p>
      <text:p text:style-name="P15"><text:soft-page-break/><text:tab/>HIT Name X Y</text:p>
      <text:p text:style-name="P15">Réponse :</text:p>
      <text:p text:style-name="P15"><text:tab/>[YES|NO]</text:p>
      <text:p text:style-name="P15">Renvoie YES si le point de coordonnées (X, Y) se trouve à l'intérieur (ou au bord) de l'objet <text:span text:style-name="T4">Name</text:span><text:span text:style-name="T9"> NO sinon.</text:span></text:p>
      <text:p text:style-name="P21"><text:tab/>L'énumération des formes géométriques existantes :</text:p>
      <text:p text:style-name="P21">Commande :</text:p>
      <text:p text:style-name="P21"><text:tab/>LIST</text:p>
      <text:p text:style-name="P21">Réponse :</text:p>
      <text:p text:style-name="P21"><text:tab/>Desc1</text:p>
      <text:p text:style-name="P21"><text:tab/>Desc2</text:p>
      <text:p text:style-name="P21"><text:tab/>…<text:line-break/><text:tab/>DescN</text:p>
      <text:p text:style-name="P21">Affiche les descripteurs des formes géométriques existantes, selon le format suivant :</text:p>
      <text:p text:style-name="P22">Pour le rectangle, le segment et le polygone, la description est identique à la commande d'ajout correspondante.</text:p>
      <text:p text:style-name="P16"><text:span text:style-name="T9">Par exemple pour le rectangle de nom </text:span><text:span text:style-name="T4">Name1</text:span><text:span text:style-name="T9"> et de côtés opposés (2,3) et (3,8) : </text:span></text:p>
      <text:p text:style-name="P22"><text:tab/>R <text:s/>Name1 2 3 3 8</text:p>
      <text:p text:style-name="P16"><text:span text:style-name="T9">Pour l'intersection et la réunion </text:span><text:span text:style-name="T13">de N objets</text:span><text:span text:style-name="T9">, </text:span><text:span text:style-name="T13">la forme est la suivante :</text:span></text:p>
      <text:p text:style-name="P17"><text:span text:style-name="T9">Les </text:span><text:span text:style-name="T14">descripteurs complets de l'ensemble des N objets (y compris ceux d'éventuels autres intersections ou réunion), sauf que leur nom est le nom d'origine immédiatement suivi sans séparateur d'un tiret (-) et du nom de l'intersection ou de la réunion</text:span></text:p>
      <text:p text:style-name="P19">La commande de création de l'intersection ou de la réunion</text:p>
      <text:p text:style-name="P19">Le commandes de destruction des N objets </text:p>
      <text:p text:style-name="P19">Exemple :</text:p>
      <text:p text:style-name="P18"><text:span text:style-name="T9">La réunion </text:span><text:span text:style-name="T4">OR1</text:span><text:span text:style-name="T9"> du rectangle </text:span><text:span text:style-name="T4">R1</text:span><text:span text:style-name="T9">, du segment </text:span><text:span text:style-name="T4">S1</text:span><text:span text:style-name="T9"> et de l'intersection </text:span><text:span text:style-name="T4">OI1</text:span><text:span text:style-name="T9"> du polygone </text:span><text:span text:style-name="T4">P1</text:span><text:span text:style-name="T9"> et du segment </text:span><text:span text:style-name="T4">S2 :</text:span></text:p>
      <text:p text:style-name="P19"><text:tab/>R R1-OR1 1 2 3 8</text:p>
      <text:p text:style-name="P19"><text:tab/>S S1-OR1 1 7 45 48</text:p>
      <text:p text:style-name="P19"><text:tab/>PC P1-OI1-OR1 14 45 48 12 45 78 89 56 78 10</text:p>
      <text:p text:style-name="P19"><text:tab/>S S2-OI1-OR1 0 0 2 2</text:p>
      <text:p text:style-name="P19"><text:tab/>OI OI1-OR1 P1-OI1-OR1 S2-OI1-OR1 <text:s/></text:p>
      <text:p text:style-name="P19"><text:soft-page-break/><text:tab/>DELETE <text:s/>P1-OI1-OR1 S2-OI1-OR1</text:p>
      <text:p text:style-name="P19"><text:tab/>OR OR1 R1-OR1 S1-OR1 OI1-OR1</text:p>
      <text:p text:style-name="P19"><text:tab/>DELETE <text:s/>R1-OR1 S1-OR1 OI1-OR1</text:p>
      <text:p text:style-name="Text_20_body"><text:tab/>La persistance d'un ensemble d'objets construit de cette manière <text:span text:style-name="T23">par</text:span> :</text:p>
      <text:p text:style-name="Text_20_body"><text:tab/><text:tab/><text:span text:style-name="T23">La sauvegarde du modèle courant dans un fichier texte :</text:span></text:p>
      <text:p text:style-name="P23">Commande :</text:p>
      <text:p text:style-name="P23"><text:tab/>SAVE filename</text:p>
      <text:p text:style-name="P23">Réponse : idem ajout de forme</text:p>
      <text:p text:style-name="P25"><text:span text:style-name="T23">Sauvegarde le modèle composé de l'ensemble des formes géométriques existantes dans le fichier </text:span><text:span text:style-name="T8">filename.txt</text:span><text:span text:style-name="T23">, en écrivant dans ce fichier texte l'ensemble de la description normalement affichée par la commande LIST sur la sortie standard. Si le fichier existe déjà, la commande l'écrase, sinon, elle le crée.</text:span></text:p>
      <text:p text:style-name="P25"><text:tab/><text:tab/><text:span text:style-name="T23">Le chargement et l'ajout au modèle de l'ensemble des formes d'un modèle précédemment enregistré dans un fichier</text:span></text:p>
      <text:p text:style-name="P23">Commande :</text:p>
      <text:p text:style-name="P23"><text:tab/>LOAD filename</text:p>
      <text:p text:style-name="P23">Réponse : idem ajout de forme</text:p>
      <text:p text:style-name="P24">Charge et ajoute au modèle en cours l'ensemble des <text:span text:style-name="T24">forme</text:span>s du modèle décrit <text:span text:style-name="T9">à la manière d'une commande LIST </text:span>dans le fichier <text:span text:style-name="T4">filename.txt</text:span><text:span text:style-name="T9">.</text:span></text:p>
      <text:p text:style-name="P27"><text:span text:style-name="T16"><text:tab/>La suppression de la totalité des </text:span><text:span text:style-name="T17">formes</text:span><text:span text:style-name="T16"> du modèle actuel :</text:span></text:p>
      <text:p text:style-name="P29">Commande :</text:p>
      <text:p text:style-name="P29"><text:tab/>CLEAR</text:p>
      <text:p text:style-name="P31">Réponse : idem ajout de forme</text:p>
      <text:p text:style-name="P28"><text:span text:style-name="T9">Supprime tou</text:span><text:span text:style-name="T17">tes</text:span><text:span text:style-name="T9"> les </text:span><text:span text:style-name="T17">formes</text:span><text:span text:style-name="T9"> composant le modèle actuel.</text:span></text:p>
      <text:p text:style-name="P24"><text:span text:style-name="T9"><text:tab/></text:span><text:span text:style-name="T15">L'annulation des 1 à 20 dernières opérations :</text:span></text:p>
      <text:p text:style-name="P32">Commande :</text:p>
      <text:p text:style-name="P32"><text:tab/>UNDO</text:p>
      <text:p text:style-name="P31">Réponse : idem ajout de forme</text:p>
      <text:p text:style-name="P26"><text:span text:style-name="T9">Annule la dernière commande non annulée ayant eu un effet sur le modèle (déplacement, suppression </text:span><text:span text:style-name="T16">partielle au totale</text:span><text:span text:style-name="T9">, insertion d'une </text:span><text:span text:style-name="T17">forme</text:span><text:span text:style-name="T9">, chargement d'un fichier). Le programme ne retient au maximum que les 20 dernières commandes annulables.</text:span></text:p>
      <text:p text:style-name="P32"><text:tab/>La reprise de la dernière modification annulée :</text:p>
      <text:p text:style-name="P32"><text:soft-page-break/>Commande :</text:p>
      <text:p text:style-name="P32"><text:tab/>REDO</text:p>
      <text:p text:style-name="P31">Réponse : idem ajout de forme</text:p>
      <text:p text:style-name="P26"><text:span text:style-name="T16">Annule l'effet du dernier appel de</text:span><text:span text:style-name="T9"> commande UNDO </text:span><text:span text:style-name="T16">non déjà annulé par un précédent appel de la commande REDO</text:span><text:span text:style-name="T9">. </text:span><text:span text:style-name="T16">Concrètement cette commande </text:span><text:span text:style-name="T17">a</text:span><text:span text:style-name="T16"> l'effet de la commande annulée par la commande UNDO </text:span><text:span text:style-name="T17">dont on annule l'effet</text:span><text:span text:style-name="T16">. </text:span><text:span text:style-name="T9">La commande REDO n'a d'effet sur le modèle que si elle est précédée d'une commande UNDO, et d'aucune commande de modification du modèle (voir ci-dessus) entre l'appel de UNDO et l'appel de REDO.</text:span></text:p>
      <text:p text:style-name="P26"><text:span text:style-name="T9"><text:tab/></text:span><text:span text:style-name="T17">La fermeture de l'application</text:span></text:p>
      <text:p text:style-name="P31">Commande :</text:p>
      <text:p text:style-name="P31"><text:tab/>EXIT</text:p>
      <text:p text:style-name="P31">Pas de réponse</text:p>
      <text:p text:style-name="P31">Ferme l'applicatio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31:11.595361271</meta:creation-date>
    <dc:date>2016-01-18T12:51:10.273649980</dc:date>
    <meta:editing-duration>PT29M48S</meta:editing-duration>
    <meta:editing-cycles>4</meta:editing-cycles>
    <meta:generator>LibreOffice/4.4.3.2$Linux_X86_64 LibreOffice_project/40m0$Build-2</meta:generator>
    <meta:document-statistic meta:table-count="0" meta:image-count="0" meta:object-count="0" meta:page-count="5" meta:paragraph-count="106" meta:word-count="1116" meta:character-count="6377" meta:non-whitespace-character-count="5303"/>
  </office:meta>
</office:document-meta>
</file>